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1ad8de" officeooo:paragraph-rsid="001ad8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Hola mundo</text:p>
      <text:p text:style-name="Text_20_body"/>
      <text:p text:style-name="P1">LALALALAL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07T10:01:17.293533762</meta:creation-date>
    <dc:date>2021-07-07T10:06:44.241302483</dc:date>
    <meta:editing-duration>PT1M1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" meta:word-count="3" meta:character-count="20" meta:non-whitespace-character-count="19"/>
  </office:meta>
</office:document-meta>
</file>